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97cm" fo:min-width="2.101cm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106802" draw:textarea-horizontal-align="justify" draw:textarea-vertical-align="middle" draw:auto-grow-height="false" fo:min-height="1.73cm" fo:min-width="1.48cm"/>
    </style:style>
    <style:style style:name="gr3" style:family="graphic" style:parent-style-name="standard">
      <style:graphic-properties svg:stroke-color="#000000" draw:fill="solid" draw:fill-color="#023f62" draw:textarea-horizontal-align="justify" draw:textarea-vertical-align="middle" draw:auto-grow-height="false" fo:min-height="1.73cm" fo:min-width="1.48cm"/>
    </style:style>
    <style:style style:name="gr4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1.306cm" fo:min-width="1.056cm"/>
    </style:style>
    <style:style style:name="gr5" style:family="graphic" style:parent-style-name="standard">
      <style:graphic-properties svg:stroke-width="0.1cm" svg:stroke-color="#ff0000" draw:marker-start-width="0.5cm" draw:marker-end="Arrow_20_concave" draw:marker-end-width="0.4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="Rounded_20_short_20_Arrow" draw:marker-start-width="0.4cm" draw:marker-end="Rounded_20_short_20_Arrow" draw:marker-end-width="0.4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1.899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106802"/>
      <style:paragraph-properties fo:text-align="center"/>
      <style:text-properties fo:color="#ffffff" fo:font-size="18pt" style:font-size-asian="18pt" style:font-size-complex="18pt"/>
    </style:style>
    <style:style style:name="P5" style:family="paragraph">
      <loext:graphic-properties draw:fill="solid" draw:fill-color="#023f62"/>
      <style:paragraph-properties fo:text-align="center"/>
      <style:text-properties fo:color="#ffffff" fo:font-size="18pt" style:font-size-asian="18pt" style:font-size-complex="18pt"/>
    </style:style>
    <style:style style:name="P6" style:family="paragraph">
      <loext:graphic-properties draw:fill="solid" draw:fill-color="#ffffd8"/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7cm" svg:height="2.5cm" svg:x="8.2cm" svg:y="13.1cm">
          <text:p text:style-name="P1"><text:span text:style-name="T1">Dis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4" xml:id="id1" draw:id="id1" draw:layer="layout" svg:width="2.8cm" svg:height="2.8cm" svg:x="4.26cm" svg:y="7.2cm">
          <text:p text:style-name="P3"><text:span text:style-name="T2">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layout" svg:width="2.8cm" svg:height="2.8cm" svg:x="12.1cm" svg:y="7.2cm">
          <text:p text:style-name="P3"><text:span text:style-name="T2">NEM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2.2cm" svg:height="2.2cm" svg:x="12.4cm" svg:y="11.3cm">
          <text:p text:style-name="P1"><text:span text:style-name="T1">X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2.2cm" svg:height="2.2cm" svg:x="8.4cm" svg:y="7.5cm">
          <text:p text:style-name="P1"><text:span text:style-name="T1">OA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5.66cm" svg:y1="10cm" svg:x2="8.2cm" svg:y2="14.35cm" draw:start-shape="id1" draw:start-glue-point="8" draw:end-shape="id2" draw:end-glue-point="6" svg:d="M5660 10000v4350h2540" svg:viewBox="0 0 2541 4351">
          <text:p/>
        </draw:connector>
        <draw:connector draw:style-name="gr5" draw:text-style-name="P3" draw:layer="layout" svg:x1="13.5cm" svg:y1="13.5cm" svg:x2="10.9cm" svg:y2="14.35cm" draw:start-shape="id3" draw:start-glue-point="8" draw:end-shape="id2" draw:end-glue-point="8" svg:d="M13500 13500v850h-2600" svg:viewBox="0 0 2601 851">
          <text:p/>
        </draw:connector>
        <draw:connector draw:style-name="gr6" draw:text-style-name="P3" draw:layer="layout" svg:x1="7.06cm" svg:y1="8.6cm" svg:x2="8.4cm" svg:y2="8.6cm" draw:start-shape="id1" draw:start-glue-point="10" draw:end-shape="id4" draw:end-glue-point="6" svg:d="M7060 8600h1340" svg:viewBox="0 0 1341 1">
          <text:p/>
        </draw:connector>
        <draw:connector draw:style-name="gr6" draw:text-style-name="P3" draw:layer="layout" svg:x1="12.1cm" svg:y1="8.6cm" svg:x2="10.6cm" svg:y2="8.6cm" draw:start-shape="id5" draw:start-glue-point="6" draw:end-shape="id4" draw:end-glue-point="10" svg:d="M12100 8600h-1500" svg:viewBox="0 0 1501 1">
          <text:p/>
        </draw:connector>
        <draw:connector draw:style-name="gr5" draw:text-style-name="P3" draw:layer="layout" svg:x1="13.5cm" svg:y1="10cm" svg:x2="13.5cm" svg:y2="11.3cm" draw:start-shape="id5" draw:start-glue-point="8" draw:end-shape="id3" draw:end-glue-point="4" svg:d="M13500 10000v1300" svg:viewBox="0 0 1 1301">
          <text:p/>
        </draw:connector>
        <draw:frame draw:style-name="gr7" draw:text-style-name="P8" draw:layer="layout" svg:width="3.918cm" svg:height="0.962cm" svg:x="3.9cm" svg:y="6.138cm">
          <draw:text-box>
            <text:p text:style-name="P7"><text:span text:style-name="T1">Atmosphere</text:span></text:p>
          </draw:text-box>
        </draw:frame>
        <draw:frame draw:style-name="gr8" draw:text-style-name="P8" draw:layer="layout" svg:width="2.369cm" svg:height="0.962cm" svg:x="12.331cm" svg:y="6.138cm">
          <draw:text-box>
            <text:p text:style-name="P7"><text:span text:style-name="T1">Ocean</text:span></text:p>
          </draw:text-box>
        </draw:frame>
        <draw:frame draw:style-name="gr9" draw:text-style-name="P8" draw:layer="layout" svg:width="2.716cm" svg:height="0.962cm" svg:x="8.2cm" svg:y="9.7cm">
          <draw:text-box>
            <text:p text:style-name="P7"><text:span text:style-name="T1">Coupler</text:span></text:p>
          </draw:text-box>
        </draw:frame>
        <draw:frame draw:style-name="gr10" draw:text-style-name="P10" draw:layer="layout" svg:width="2.801cm" svg:height="2.36cm" svg:x="2.901cm" svg:y="11.996cm">
          <draw:text-box>
            <text:p text:style-name="P9"><text:span text:style-name="T1">(optional</text:span></text:p>
            <text:p text:style-name="P9"><text:span text:style-name="T1">UM IO</text:span></text:p>
            <text:p text:style-name="P9"><text:span text:style-name="T1">serv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an Lawrence</meta:initial-creator>
    <meta:creation-date>2018-04-08T07:53:07.981437000</meta:creation-date>
    <dc:date>2018-04-08T07:56:42.563408000</dc:date>
    <dc:creator>Bryan Lawrence</dc:creator>
    <meta:editing-duration>PT3M36S</meta:editing-duration>
    <meta:editing-cycles>1</meta:editing-cycles>
    <meta:document-statistic meta:object-count="14"/>
    <meta:generator>LibreOffice/5.4.2.2$MacOSX_X86_64 LibreOffice_project/22b09f6418e8c2d508a9eaf86b2399209b0990f4</meta:generator>
  </office:meta>
</office:document-meta>
</file>